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1in"/>
    </style:style>
    <style:style style:name="co2" style:family="table-column">
      <style:table-column-properties fo:break-before="auto" style:column-width="2.1327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29in" svg:height="3.5453in" svg:x="5.4047in" svg:y="1.8614in">
            <draw:object draw:notify-on-update-of-ranges="Sheet1.A1:Sheet1.A100 Sheet1.B1:Sheet1.B10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.5300011635" calcext:value-type="float">
            <text:p>91.5300011635</text:p>
          </table:table-cell>
          <table:table-cell/>
        </table:table-row>
        <table:table-row table:style-name="ro1">
          <table:table-cell office:value-type="float" office:value="0.388189009391" calcext:value-type="float">
            <text:p>0.3881890094</text:p>
          </table:table-cell>
          <table:table-cell office:value-type="float" office:value="91.3100004196" calcext:value-type="float">
            <text:p>91.3100004196</text:p>
          </table:table-cell>
          <table:table-cell/>
        </table:table-row>
        <table:table-row table:style-name="ro1">
          <table:table-cell office:value-type="float" office:value="0.770852854475" calcext:value-type="float">
            <text:p>0.7708528545</text:p>
          </table:table-cell>
          <table:table-cell office:value-type="float" office:value="91.5000021458" calcext:value-type="float">
            <text:p>91.5000021458</text:p>
          </table:table-cell>
          <table:table-cell/>
        </table:table-row>
        <table:table-row table:style-name="ro1">
          <table:table-cell office:value-type="float" office:value="1.15406084806" calcext:value-type="float">
            <text:p>1.1540608481</text:p>
          </table:table-cell>
          <table:table-cell office:value-type="float" office:value="90.8599972725" calcext:value-type="float">
            <text:p>90.8599972725</text:p>
          </table:table-cell>
          <table:table-cell/>
        </table:table-row>
        <table:table-row table:style-name="ro1">
          <table:table-cell office:value-type="float" office:value="1.53192440048" calcext:value-type="float">
            <text:p>1.5319244005</text:p>
          </table:table-cell>
          <table:table-cell office:value-type="float" office:value="90.7899975777" calcext:value-type="float">
            <text:p>90.7899975777</text:p>
          </table:table-cell>
          <table:table-cell/>
        </table:table-row>
        <table:table-row table:style-name="ro1">
          <table:table-cell office:value-type="float" office:value="1.91722679883" calcext:value-type="float">
            <text:p>1.9172267988</text:p>
          </table:table-cell>
          <table:table-cell office:value-type="float" office:value="90.5099987984" calcext:value-type="float">
            <text:p>90.5099987984</text:p>
          </table:table-cell>
          <table:table-cell/>
        </table:table-row>
        <table:table-row table:style-name="ro1">
          <table:table-cell office:value-type="float" office:value="2.29383744299" calcext:value-type="float">
            <text:p>2.293837443</text:p>
          </table:table-cell>
          <table:table-cell office:value-type="float" office:value="89.9699985981" calcext:value-type="float">
            <text:p>89.9699985981</text:p>
          </table:table-cell>
          <table:table-cell/>
        </table:table-row>
        <table:table-row table:style-name="ro1">
          <table:table-cell office:value-type="float" office:value="2.66545061022" calcext:value-type="float">
            <text:p>2.6654506102</text:p>
          </table:table-cell>
          <table:table-cell office:value-type="float" office:value="89.7199988365" calcext:value-type="float">
            <text:p>89.7199988365</text:p>
          </table:table-cell>
          <table:table-cell/>
        </table:table-row>
        <table:table-row table:style-name="ro1">
          <table:table-cell office:value-type="float" office:value="3.03554981947" calcext:value-type="float">
            <text:p>3.0355498195</text:p>
          </table:table-cell>
          <table:table-cell office:value-type="float" office:value="89.5699977875" calcext:value-type="float">
            <text:p>89.5699977875</text:p>
          </table:table-cell>
          <table:table-cell/>
        </table:table-row>
        <table:table-row table:style-name="ro1">
          <table:table-cell office:value-type="float" office:value="3.4068506211" calcext:value-type="float">
            <text:p>3.4068506211</text:p>
          </table:table-cell>
          <table:table-cell office:value-type="float" office:value="89.1600012779" calcext:value-type="float">
            <text:p>89.1600012779</text:p>
          </table:table-cell>
          <table:table-cell/>
        </table:table-row>
        <table:table-row table:style-name="ro1">
          <table:table-cell office:value-type="float" office:value="3.78759801388" calcext:value-type="float">
            <text:p>3.7875980139</text:p>
          </table:table-cell>
          <table:table-cell office:value-type="float" office:value="88.5200023651" calcext:value-type="float">
            <text:p>88.5200023651</text:p>
          </table:table-cell>
          <table:table-cell/>
        </table:table-row>
        <table:table-row table:style-name="ro1">
          <table:table-cell office:value-type="float" office:value="4.14551980793" calcext:value-type="float">
            <text:p>4.1455198079</text:p>
          </table:table-cell>
          <table:table-cell office:value-type="float" office:value="88.1799995899" calcext:value-type="float">
            <text:p>88.1799995899</text:p>
          </table:table-cell>
          <table:table-cell/>
        </table:table-row>
        <table:table-row table:style-name="ro1">
          <table:table-cell office:value-type="float" office:value="4.50954586267" calcext:value-type="float">
            <text:p>4.5095458627</text:p>
          </table:table-cell>
          <table:table-cell office:value-type="float" office:value="87.6699984074" calcext:value-type="float">
            <text:p>87.6699984074</text:p>
          </table:table-cell>
          <table:table-cell/>
        </table:table-row>
        <table:table-row table:style-name="ro1">
          <table:table-cell office:value-type="float" office:value="4.8790294677" calcext:value-type="float">
            <text:p>4.8790294677</text:p>
          </table:table-cell>
          <table:table-cell office:value-type="float" office:value="86.7500007153" calcext:value-type="float">
            <text:p>86.7500007153</text:p>
          </table:table-cell>
          <table:table-cell/>
        </table:table-row>
        <table:table-row table:style-name="ro1">
          <table:table-cell office:value-type="float" office:value="5.23885674775" calcext:value-type="float">
            <text:p>5.2388567478</text:p>
          </table:table-cell>
          <table:table-cell office:value-type="float" office:value="86.0700011253" calcext:value-type="float">
            <text:p>86.0700011253</text:p>
          </table:table-cell>
          <table:table-cell/>
        </table:table-row>
        <table:table-row table:style-name="ro1">
          <table:table-cell office:value-type="float" office:value="5.58769181371" calcext:value-type="float">
            <text:p>5.5876918137</text:p>
          </table:table-cell>
          <table:table-cell office:value-type="float" office:value="85.3100001812" calcext:value-type="float">
            <text:p>85.3100001812</text:p>
          </table:table-cell>
          <table:table-cell/>
        </table:table-row>
        <table:table-row table:style-name="ro1">
          <table:table-cell office:value-type="float" office:value="5.94638288021" calcext:value-type="float">
            <text:p>5.9463828802</text:p>
          </table:table-cell>
          <table:table-cell office:value-type="float" office:value="84.1400027275" calcext:value-type="float">
            <text:p>84.1400027275</text:p>
          </table:table-cell>
          <table:table-cell/>
        </table:table-row>
        <table:table-row table:style-name="ro1">
          <table:table-cell office:value-type="float" office:value="6.32119104266" calcext:value-type="float">
            <text:p>6.3211910427</text:p>
          </table:table-cell>
          <table:table-cell office:value-type="float" office:value="83.060002327" calcext:value-type="float">
            <text:p>83.060002327</text:p>
          </table:table-cell>
          <table:table-cell/>
        </table:table-row>
        <table:table-row table:style-name="ro1">
          <table:table-cell office:value-type="float" office:value="6.67086690664" calcext:value-type="float">
            <text:p>6.6708669066</text:p>
          </table:table-cell>
          <table:table-cell office:value-type="float" office:value="82.0500016212" calcext:value-type="float">
            <text:p>82.0500016212</text:p>
          </table:table-cell>
          <table:table-cell/>
        </table:table-row>
        <table:table-row table:style-name="ro1">
          <table:table-cell office:value-type="float" office:value="7.01021030545" calcext:value-type="float">
            <text:p>7.0102103055</text:p>
          </table:table-cell>
          <table:table-cell office:value-type="float" office:value="80.5199980736" calcext:value-type="float">
            <text:p>80.5199980736</text:p>
          </table:table-cell>
          <table:table-cell/>
        </table:table-row>
        <table:table-row table:style-name="ro1">
          <table:table-cell office:value-type="float" office:value="7.3557972908" calcext:value-type="float">
            <text:p>7.3557972908</text:p>
          </table:table-cell>
          <table:table-cell office:value-type="float" office:value="79.3099999428" calcext:value-type="float">
            <text:p>79.3099999428</text:p>
          </table:table-cell>
          <table:table-cell/>
        </table:table-row>
        <table:table-row table:style-name="ro1">
          <table:table-cell office:value-type="float" office:value="7.71247670054" calcext:value-type="float">
            <text:p>7.7124767005</text:p>
          </table:table-cell>
          <table:table-cell office:value-type="float" office:value="77.7000010014" calcext:value-type="float">
            <text:p>77.7000010014</text:p>
          </table:table-cell>
          <table:table-cell/>
        </table:table-row>
        <table:table-row table:style-name="ro1">
          <table:table-cell office:value-type="float" office:value="8.07165578008" calcext:value-type="float">
            <text:p>8.0716557801</text:p>
          </table:table-cell>
          <table:table-cell office:value-type="float" office:value="76.1099994183" calcext:value-type="float">
            <text:p>76.1099994183</text:p>
          </table:table-cell>
          <table:table-cell/>
        </table:table-row>
        <table:table-row table:style-name="ro1">
          <table:table-cell office:value-type="float" office:value="8.41010957956" calcext:value-type="float">
            <text:p>8.4101095796</text:p>
          </table:table-cell>
          <table:table-cell office:value-type="float" office:value="74.4400024414" calcext:value-type="float">
            <text:p>74.4400024414</text:p>
          </table:table-cell>
          <table:table-cell/>
        </table:table-row>
        <table:table-row table:style-name="ro1">
          <table:table-cell office:value-type="float" office:value="8.75793099403" calcext:value-type="float">
            <text:p>8.757930994</text:p>
          </table:table-cell>
          <table:table-cell office:value-type="float" office:value="73.5400021076" calcext:value-type="float">
            <text:p>73.5400021076</text:p>
          </table:table-cell>
          <table:table-cell/>
        </table:table-row>
        <table:table-row table:style-name="ro1">
          <table:table-cell office:value-type="float" office:value="9.09305512905" calcext:value-type="float">
            <text:p>9.0930551291</text:p>
          </table:table-cell>
          <table:table-cell office:value-type="float" office:value="71.899998188" calcext:value-type="float">
            <text:p>71.899998188</text:p>
          </table:table-cell>
          <table:table-cell/>
        </table:table-row>
        <table:table-row table:style-name="ro1">
          <table:table-cell office:value-type="float" office:value="9.42190587521" calcext:value-type="float">
            <text:p>9.4219058752</text:p>
          </table:table-cell>
          <table:table-cell office:value-type="float" office:value="70.2000021935" calcext:value-type="float">
            <text:p>70.2000021935</text:p>
          </table:table-cell>
          <table:table-cell/>
        </table:table-row>
        <table:table-row table:style-name="ro1">
          <table:table-cell office:value-type="float" office:value="9.7633048892" calcext:value-type="float">
            <text:p>9.7633048892</text:p>
          </table:table-cell>
          <table:table-cell office:value-type="float" office:value="69.1799998283" calcext:value-type="float">
            <text:p>69.1799998283</text:p>
          </table:table-cell>
          <table:table-cell/>
        </table:table-row>
        <table:table-row table:style-name="ro1">
          <table:table-cell office:value-type="float" office:value="10.0896269083" calcext:value-type="float">
            <text:p>10.0896269083</text:p>
          </table:table-cell>
          <table:table-cell office:value-type="float" office:value="67.7600026131" calcext:value-type="float">
            <text:p>67.7600026131</text:p>
          </table:table-cell>
          <table:table-cell/>
        </table:table-row>
        <table:table-row table:style-name="ro1">
          <table:table-cell office:value-type="float" office:value="10.4176744819" calcext:value-type="float">
            <text:p>10.4176744819</text:p>
          </table:table-cell>
          <table:table-cell office:value-type="float" office:value="66.7299985886" calcext:value-type="float">
            <text:p>66.7299985886</text:p>
          </table:table-cell>
          <table:table-cell/>
        </table:table-row>
        <table:table-row table:style-name="ro1">
          <table:table-cell office:value-type="float" office:value="10.7670657337" calcext:value-type="float">
            <text:p>10.7670657337</text:p>
          </table:table-cell>
          <table:table-cell office:value-type="float" office:value="64.099997282" calcext:value-type="float">
            <text:p>64.099997282</text:p>
          </table:table-cell>
          <table:table-cell/>
        </table:table-row>
        <table:table-row table:style-name="ro1">
          <table:table-cell office:value-type="float" office:value="11.077516526" calcext:value-type="float">
            <text:p>11.077516526</text:p>
          </table:table-cell>
          <table:table-cell office:value-type="float" office:value="63.4400010109" calcext:value-type="float">
            <text:p>63.4400010109</text:p>
          </table:table-cell>
          <table:table-cell/>
        </table:table-row>
        <table:table-row table:style-name="ro1">
          <table:table-cell office:value-type="float" office:value="11.4223524928" calcext:value-type="float">
            <text:p>11.4223524928</text:p>
          </table:table-cell>
          <table:table-cell office:value-type="float" office:value="61.4000022411" calcext:value-type="float">
            <text:p>61.4000022411</text:p>
          </table:table-cell>
          <table:table-cell/>
        </table:table-row>
        <table:table-row table:style-name="ro1">
          <table:table-cell office:value-type="float" office:value="11.7449983954" calcext:value-type="float">
            <text:p>11.7449983954</text:p>
          </table:table-cell>
          <table:table-cell office:value-type="float" office:value="60.9399974346" calcext:value-type="float">
            <text:p>60.9399974346</text:p>
          </table:table-cell>
          <table:table-cell/>
        </table:table-row>
        <table:table-row table:style-name="ro1">
          <table:table-cell office:value-type="float" office:value="12.0700903237" calcext:value-type="float">
            <text:p>12.0700903237</text:p>
          </table:table-cell>
          <table:table-cell office:value-type="float" office:value="59.249997139" calcext:value-type="float">
            <text:p>59.249997139</text:p>
          </table:table-cell>
          <table:table-cell/>
        </table:table-row>
        <table:table-row table:style-name="ro1">
          <table:table-cell office:value-type="float" office:value="12.3956046999" calcext:value-type="float">
            <text:p>12.3956046999</text:p>
          </table:table-cell>
          <table:table-cell office:value-type="float" office:value="58.5699975491" calcext:value-type="float">
            <text:p>58.5699975491</text:p>
          </table:table-cell>
          <table:table-cell/>
        </table:table-row>
        <table:table-row table:style-name="ro1">
          <table:table-cell office:value-type="float" office:value="12.7151250839" calcext:value-type="float">
            <text:p>12.7151250839</text:p>
          </table:table-cell>
          <table:table-cell office:value-type="float" office:value="56.4300000668" calcext:value-type="float">
            <text:p>56.4300000668</text:p>
          </table:table-cell>
          <table:table-cell/>
        </table:table-row>
        <table:table-row table:style-name="ro1">
          <table:table-cell office:value-type="float" office:value="13.0078956485" calcext:value-type="float">
            <text:p>13.0078956485</text:p>
          </table:table-cell>
          <table:table-cell office:value-type="float" office:value="55.3200006485" calcext:value-type="float">
            <text:p>55.3200006485</text:p>
          </table:table-cell>
          <table:table-cell/>
        </table:table-row>
        <table:table-row table:style-name="ro1">
          <table:table-cell office:value-type="float" office:value="13.3388459682" calcext:value-type="float">
            <text:p>13.3388459682</text:p>
          </table:table-cell>
          <table:table-cell office:value-type="float" office:value="54.1800022125" calcext:value-type="float">
            <text:p>54.1800022125</text:p>
          </table:table-cell>
          <table:table-cell/>
        </table:table-row>
        <table:table-row table:style-name="ro1">
          <table:table-cell office:value-type="float" office:value="13.6492714286" calcext:value-type="float">
            <text:p>13.6492714286</text:p>
          </table:table-cell>
          <table:table-cell office:value-type="float" office:value="52.4900019169" calcext:value-type="float">
            <text:p>52.4900019169</text:p>
          </table:table-cell>
          <table:table-cell/>
        </table:table-row>
        <table:table-row table:style-name="ro1">
          <table:table-cell office:value-type="float" office:value="13.971477747" calcext:value-type="float">
            <text:p>13.971477747</text:p>
          </table:table-cell>
          <table:table-cell office:value-type="float" office:value="52.0500004292" calcext:value-type="float">
            <text:p>52.0500004292</text:p>
          </table:table-cell>
          <table:table-cell/>
        </table:table-row>
        <table:table-row table:style-name="ro1">
          <table:table-cell office:value-type="float" office:value="14.2727449536" calcext:value-type="float">
            <text:p>14.2727449536</text:p>
          </table:table-cell>
          <table:table-cell office:value-type="float" office:value="50.6900012493" calcext:value-type="float">
            <text:p>50.6900012493</text:p>
          </table:table-cell>
          <table:table-cell/>
        </table:table-row>
        <table:table-row table:style-name="ro1">
          <table:table-cell office:value-type="float" office:value="14.575946331" calcext:value-type="float">
            <text:p>14.575946331</text:p>
          </table:table-cell>
          <table:table-cell office:value-type="float" office:value="49.2399990559" calcext:value-type="float">
            <text:p>49.2399990559</text:p>
          </table:table-cell>
          <table:table-cell/>
        </table:table-row>
        <table:table-row table:style-name="ro1">
          <table:table-cell office:value-type="float" office:value="14.8628383875" calcext:value-type="float">
            <text:p>14.8628383875</text:p>
          </table:table-cell>
          <table:table-cell office:value-type="float" office:value="48.4899997711" calcext:value-type="float">
            <text:p>48.4899997711</text:p>
          </table:table-cell>
          <table:table-cell/>
        </table:table-row>
        <table:table-row table:style-name="ro1">
          <table:table-cell office:value-type="float" office:value="15.1895090938" calcext:value-type="float">
            <text:p>15.1895090938</text:p>
          </table:table-cell>
          <table:table-cell office:value-type="float" office:value="47.1399992704" calcext:value-type="float">
            <text:p>47.1399992704</text:p>
          </table:table-cell>
          <table:table-cell/>
        </table:table-row>
        <table:table-row table:style-name="ro1">
          <table:table-cell office:value-type="float" office:value="15.4936879873" calcext:value-type="float">
            <text:p>15.4936879873</text:p>
          </table:table-cell>
          <table:table-cell office:value-type="float" office:value="45.8799988031" calcext:value-type="float">
            <text:p>45.8799988031</text:p>
          </table:table-cell>
          <table:table-cell/>
        </table:table-row>
        <table:table-row table:style-name="ro1">
          <table:table-cell office:value-type="float" office:value="15.772511065" calcext:value-type="float">
            <text:p>15.772511065</text:p>
          </table:table-cell>
          <table:table-cell office:value-type="float" office:value="45.1499998569" calcext:value-type="float">
            <text:p>45.1499998569</text:p>
          </table:table-cell>
          <table:table-cell/>
        </table:table-row>
        <table:table-row table:style-name="ro1">
          <table:table-cell office:value-type="float" office:value="16.0889312625" calcext:value-type="float">
            <text:p>16.0889312625</text:p>
          </table:table-cell>
          <table:table-cell office:value-type="float" office:value="43.5799986124" calcext:value-type="float">
            <text:p>43.5799986124</text:p>
          </table:table-cell>
          <table:table-cell/>
        </table:table-row>
        <table:table-row table:style-name="ro1">
          <table:table-cell office:value-type="float" office:value="16.3801938295" calcext:value-type="float">
            <text:p>16.3801938295</text:p>
          </table:table-cell>
          <table:table-cell office:value-type="float" office:value="42.1900004148" calcext:value-type="float">
            <text:p>42.1900004148</text:p>
          </table:table-cell>
          <table:table-cell/>
        </table:table-row>
        <table:table-row table:style-name="ro1">
          <table:table-cell office:value-type="float" office:value="16.6698023677" calcext:value-type="float">
            <text:p>16.6698023677</text:p>
          </table:table-cell>
          <table:table-cell office:value-type="float" office:value="40.8899992704" calcext:value-type="float">
            <text:p>40.8899992704</text:p>
          </table:table-cell>
          <table:table-cell/>
        </table:table-row>
        <table:table-row table:style-name="ro1">
          <table:table-cell office:value-type="float" office:value="16.966445744" calcext:value-type="float">
            <text:p>16.966445744</text:p>
          </table:table-cell>
          <table:table-cell office:value-type="float" office:value="40.5400007963" calcext:value-type="float">
            <text:p>40.5400007963</text:p>
          </table:table-cell>
          <table:table-cell/>
        </table:table-row>
        <table:table-row table:style-name="ro1">
          <table:table-cell office:value-type="float" office:value="17.2577127814" calcext:value-type="float">
            <text:p>17.2577127814</text:p>
          </table:table-cell>
          <table:table-cell office:value-type="float" office:value="39.3700003624" calcext:value-type="float">
            <text:p>39.3700003624</text:p>
          </table:table-cell>
          <table:table-cell/>
        </table:table-row>
        <table:table-row table:style-name="ro1">
          <table:table-cell office:value-type="float" office:value="17.5679549575" calcext:value-type="float">
            <text:p>17.5679549575</text:p>
          </table:table-cell>
          <table:table-cell office:value-type="float" office:value="38.1700009108" calcext:value-type="float">
            <text:p>38.1700009108</text:p>
          </table:table-cell>
          <table:table-cell/>
        </table:table-row>
        <table:table-row table:style-name="ro1">
          <table:table-cell office:value-type="float" office:value="17.8442314267" calcext:value-type="float">
            <text:p>17.8442314267</text:p>
          </table:table-cell>
          <table:table-cell office:value-type="float" office:value="37.6800000668" calcext:value-type="float">
            <text:p>37.6800000668</text:p>
          </table:table-cell>
          <table:table-cell/>
        </table:table-row>
        <table:table-row table:style-name="ro1">
          <table:table-cell office:value-type="float" office:value="18.1081488729" calcext:value-type="float">
            <text:p>18.1081488729</text:p>
          </table:table-cell>
          <table:table-cell office:value-type="float" office:value="36.4800006151" calcext:value-type="float">
            <text:p>36.4800006151</text:p>
          </table:table-cell>
          <table:table-cell/>
        </table:table-row>
        <table:table-row table:style-name="ro1">
          <table:table-cell office:value-type="float" office:value="18.4100568295" calcext:value-type="float">
            <text:p>18.4100568295</text:p>
          </table:table-cell>
          <table:table-cell office:value-type="float" office:value="35.4400008917" calcext:value-type="float">
            <text:p>35.4400008917</text:p>
          </table:table-cell>
          <table:table-cell/>
        </table:table-row>
        <table:table-row table:style-name="ro1">
          <table:table-cell office:value-type="float" office:value="18.6863973737" calcext:value-type="float">
            <text:p>18.6863973737</text:p>
          </table:table-cell>
          <table:table-cell office:value-type="float" office:value="34.5600008965" calcext:value-type="float">
            <text:p>34.5600008965</text:p>
          </table:table-cell>
          <table:table-cell/>
        </table:table-row>
        <table:table-row table:style-name="ro1">
          <table:table-cell office:value-type="float" office:value="18.9587265253" calcext:value-type="float">
            <text:p>18.9587265253</text:p>
          </table:table-cell>
          <table:table-cell office:value-type="float" office:value="33.5799992085" calcext:value-type="float">
            <text:p>33.5799992085</text:p>
          </table:table-cell>
          <table:table-cell/>
        </table:table-row>
        <table:table-row table:style-name="ro1">
          <table:table-cell office:value-type="float" office:value="19.2144751549" calcext:value-type="float">
            <text:p>19.2144751549</text:p>
          </table:table-cell>
          <table:table-cell office:value-type="float" office:value="33.7199985981" calcext:value-type="float">
            <text:p>33.7199985981</text:p>
          </table:table-cell>
          <table:table-cell/>
        </table:table-row>
        <table:table-row table:style-name="ro1">
          <table:table-cell office:value-type="float" office:value="19.539603591" calcext:value-type="float">
            <text:p>19.539603591</text:p>
          </table:table-cell>
          <table:table-cell office:value-type="float" office:value="32.2800010443" calcext:value-type="float">
            <text:p>32.2800010443</text:p>
          </table:table-cell>
          <table:table-cell/>
        </table:table-row>
        <table:table-row table:style-name="ro1">
          <table:table-cell office:value-type="float" office:value="19.7569429874" calcext:value-type="float">
            <text:p>19.7569429874</text:p>
          </table:table-cell>
          <table:table-cell office:value-type="float" office:value="31.400001049" calcext:value-type="float">
            <text:p>31.400001049</text:p>
          </table:table-cell>
          <table:table-cell/>
        </table:table-row>
        <table:table-row table:style-name="ro1">
          <table:table-cell office:value-type="float" office:value="20.030786097" calcext:value-type="float">
            <text:p>20.030786097</text:p>
          </table:table-cell>
          <table:table-cell office:value-type="float" office:value="31.1699986458" calcext:value-type="float">
            <text:p>31.1699986458</text:p>
          </table:table-cell>
          <table:table-cell/>
        </table:table-row>
        <table:table-row table:style-name="ro1">
          <table:table-cell office:value-type="float" office:value="20.3072309494" calcext:value-type="float">
            <text:p>20.3072309494</text:p>
          </table:table-cell>
          <table:table-cell office:value-type="float" office:value="30.3900003433" calcext:value-type="float">
            <text:p>30.3900003433</text:p>
          </table:table-cell>
          <table:table-cell/>
        </table:table-row>
        <table:table-row table:style-name="ro1">
          <table:table-cell office:value-type="float" office:value="20.6091403961" calcext:value-type="float">
            <text:p>20.6091403961</text:p>
          </table:table-cell>
          <table:table-cell office:value-type="float" office:value="29.469999671" calcext:value-type="float">
            <text:p>29.469999671</text:p>
          </table:table-cell>
          <table:table-cell/>
        </table:table-row>
        <table:table-row table:style-name="ro1">
          <table:table-cell office:value-type="float" office:value="20.849391818" calcext:value-type="float">
            <text:p>20.849391818</text:p>
          </table:table-cell>
          <table:table-cell office:value-type="float" office:value="28.7699997425" calcext:value-type="float">
            <text:p>28.7699997425</text:p>
          </table:table-cell>
          <table:table-cell/>
        </table:table-row>
        <table:table-row table:style-name="ro1">
          <table:table-cell office:value-type="float" office:value="21.1303919554" calcext:value-type="float">
            <text:p>21.1303919554</text:p>
          </table:table-cell>
          <table:table-cell office:value-type="float" office:value="28.7900000811" calcext:value-type="float">
            <text:p>28.7900000811</text:p>
          </table:table-cell>
          <table:table-cell/>
        </table:table-row>
        <table:table-row table:style-name="ro1">
          <table:table-cell office:value-type="float" office:value="21.3802054524" calcext:value-type="float">
            <text:p>21.3802054524</text:p>
          </table:table-cell>
          <table:table-cell office:value-type="float" office:value="27.8299987316" calcext:value-type="float">
            <text:p>27.8299987316</text:p>
          </table:table-cell>
          <table:table-cell/>
        </table:table-row>
        <table:table-row table:style-name="ro1">
          <table:table-cell office:value-type="float" office:value="21.6606631875" calcext:value-type="float">
            <text:p>21.6606631875</text:p>
          </table:table-cell>
          <table:table-cell office:value-type="float" office:value="27.3900002241" calcext:value-type="float">
            <text:p>27.3900002241</text:p>
          </table:table-cell>
          <table:table-cell/>
        </table:table-row>
        <table:table-row table:style-name="ro1">
          <table:table-cell office:value-type="float" office:value="21.9082131982" calcext:value-type="float">
            <text:p>21.9082131982</text:p>
          </table:table-cell>
          <table:table-cell office:value-type="float" office:value="26.519998908" calcext:value-type="float">
            <text:p>26.519998908</text:p>
          </table:table-cell>
          <table:table-cell/>
        </table:table-row>
        <table:table-row table:style-name="ro1">
          <table:table-cell office:value-type="float" office:value="22.1825003624" calcext:value-type="float">
            <text:p>22.1825003624</text:p>
          </table:table-cell>
          <table:table-cell office:value-type="float" office:value="26.2800008059" calcext:value-type="float">
            <text:p>26.2800008059</text:p>
          </table:table-cell>
          <table:table-cell/>
        </table:table-row>
        <table:table-row table:style-name="ro1">
          <table:table-cell office:value-type="float" office:value="22.4253341556" calcext:value-type="float">
            <text:p>22.4253341556</text:p>
          </table:table-cell>
          <table:table-cell office:value-type="float" office:value="25.7600009441" calcext:value-type="float">
            <text:p>25.7600009441</text:p>
          </table:table-cell>
          <table:table-cell/>
        </table:table-row>
        <table:table-row table:style-name="ro1">
          <table:table-cell office:value-type="float" office:value="22.6429849863" calcext:value-type="float">
            <text:p>22.6429849863</text:p>
          </table:table-cell>
          <table:table-cell office:value-type="float" office:value="25.2700001001" calcext:value-type="float">
            <text:p>25.2700001001</text:p>
          </table:table-cell>
          <table:table-cell/>
        </table:table-row>
        <table:table-row table:style-name="ro1">
          <table:table-cell office:value-type="float" office:value="22.9029148817" calcext:value-type="float">
            <text:p>22.9029148817</text:p>
          </table:table-cell>
          <table:table-cell office:value-type="float" office:value="24.8899996281" calcext:value-type="float">
            <text:p>24.8899996281</text:p>
          </table:table-cell>
          <table:table-cell/>
        </table:table-row>
        <table:table-row table:style-name="ro1">
          <table:table-cell office:value-type="float" office:value="23.1714770198" calcext:value-type="float">
            <text:p>23.1714770198</text:p>
          </table:table-cell>
          <table:table-cell office:value-type="float" office:value="23.9199995995" calcext:value-type="float">
            <text:p>23.9199995995</text:p>
          </table:table-cell>
          <table:table-cell/>
        </table:table-row>
        <table:table-row table:style-name="ro1">
          <table:table-cell office:value-type="float" office:value="23.4092310071" calcext:value-type="float">
            <text:p>23.4092310071</text:p>
          </table:table-cell>
          <table:table-cell office:value-type="float" office:value="24.0700006485" calcext:value-type="float">
            <text:p>24.0700006485</text:p>
          </table:table-cell>
          <table:table-cell/>
        </table:table-row>
        <table:table-row table:style-name="ro1">
          <table:table-cell office:value-type="float" office:value="23.6455783248" calcext:value-type="float">
            <text:p>23.6455783248</text:p>
          </table:table-cell>
          <table:table-cell office:value-type="float" office:value="23.710000515" calcext:value-type="float">
            <text:p>23.710000515</text:p>
          </table:table-cell>
          <table:table-cell/>
        </table:table-row>
        <table:table-row table:style-name="ro1">
          <table:table-cell office:value-type="float" office:value="23.9111691713" calcext:value-type="float">
            <text:p>23.9111691713</text:p>
          </table:table-cell>
          <table:table-cell office:value-type="float" office:value="22.8000000119" calcext:value-type="float">
            <text:p>22.8000000119</text:p>
          </table:table-cell>
          <table:table-cell/>
        </table:table-row>
        <table:table-row table:style-name="ro1">
          <table:table-cell office:value-type="float" office:value="24.1420999169" calcext:value-type="float">
            <text:p>24.1420999169</text:p>
          </table:table-cell>
          <table:table-cell office:value-type="float" office:value="22.8599995375" calcext:value-type="float">
            <text:p>22.8599995375</text:p>
          </table:table-cell>
          <table:table-cell/>
        </table:table-row>
        <table:table-row table:style-name="ro1">
          <table:table-cell office:value-type="float" office:value="24.3797630072" calcext:value-type="float">
            <text:p>24.3797630072</text:p>
          </table:table-cell>
          <table:table-cell office:value-type="float" office:value="22.7799996734" calcext:value-type="float">
            <text:p>22.7799996734</text:p>
          </table:table-cell>
          <table:table-cell/>
        </table:table-row>
        <table:table-row table:style-name="ro1">
          <table:table-cell office:value-type="float" office:value="24.6012583375" calcext:value-type="float">
            <text:p>24.6012583375</text:p>
          </table:table-cell>
          <table:table-cell office:value-type="float" office:value="22.5099995732" calcext:value-type="float">
            <text:p>22.5099995732</text:p>
          </table:table-cell>
          <table:table-cell/>
        </table:table-row>
        <table:table-row table:style-name="ro1">
          <table:table-cell office:value-type="float" office:value="24.8517632484" calcext:value-type="float">
            <text:p>24.8517632484</text:p>
          </table:table-cell>
          <table:table-cell office:value-type="float" office:value="22.159999609" calcext:value-type="float">
            <text:p>22.159999609</text:p>
          </table:table-cell>
          <table:table-cell/>
        </table:table-row>
        <table:table-row table:style-name="ro1">
          <table:table-cell office:value-type="float" office:value="25.0717937946" calcext:value-type="float">
            <text:p>25.0717937946</text:p>
          </table:table-cell>
          <table:table-cell office:value-type="float" office:value="22.2599998116" calcext:value-type="float">
            <text:p>22.2599998116</text:p>
          </table:table-cell>
          <table:table-cell/>
        </table:table-row>
        <table:table-row table:style-name="ro1">
          <table:table-cell office:value-type="float" office:value="25.2836793661" calcext:value-type="float">
            <text:p>25.2836793661</text:p>
          </table:table-cell>
          <table:table-cell office:value-type="float" office:value="21.6199994087" calcext:value-type="float">
            <text:p>21.6199994087</text:p>
          </table:table-cell>
          <table:table-cell/>
        </table:table-row>
        <table:table-row table:style-name="ro1">
          <table:table-cell office:value-type="float" office:value="25.5364447832" calcext:value-type="float">
            <text:p>25.5364447832</text:p>
          </table:table-cell>
          <table:table-cell office:value-type="float" office:value="21.1199998856" calcext:value-type="float">
            <text:p>21.1199998856</text:p>
          </table:table-cell>
          <table:table-cell/>
        </table:table-row>
        <table:table-row table:style-name="ro1">
          <table:table-cell office:value-type="float" office:value="25.7494091988" calcext:value-type="float">
            <text:p>25.7494091988</text:p>
          </table:table-cell>
          <table:table-cell office:value-type="float" office:value="21.1199998856" calcext:value-type="float">
            <text:p>21.1199998856</text:p>
          </table:table-cell>
          <table:table-cell/>
        </table:table-row>
        <table:table-row table:style-name="ro1">
          <table:table-cell office:value-type="float" office:value="26.0060191154" calcext:value-type="float">
            <text:p>26.0060191154</text:p>
          </table:table-cell>
          <table:table-cell office:value-type="float" office:value="20.7399994135" calcext:value-type="float">
            <text:p>20.7399994135</text:p>
          </table:table-cell>
          <table:table-cell/>
        </table:table-row>
        <table:table-row table:style-name="ro1">
          <table:table-cell office:value-type="float" office:value="26.1909604073" calcext:value-type="float">
            <text:p>26.1909604073</text:p>
          </table:table-cell>
          <table:table-cell office:value-type="float" office:value="20.6599995494" calcext:value-type="float">
            <text:p>20.6599995494</text:p>
          </table:table-cell>
          <table:table-cell/>
        </table:table-row>
        <table:table-row table:style-name="ro1">
          <table:table-cell office:value-type="float" office:value="26.436394453" calcext:value-type="float">
            <text:p>26.436394453</text:p>
          </table:table-cell>
          <table:table-cell office:value-type="float" office:value="20.7900002599" calcext:value-type="float">
            <text:p>20.7900002599</text:p>
          </table:table-cell>
          <table:table-cell/>
        </table:table-row>
        <table:table-row table:style-name="ro1">
          <table:table-cell office:value-type="float" office:value="26.6586750746" calcext:value-type="float">
            <text:p>26.6586750746</text:p>
          </table:table-cell>
          <table:table-cell office:value-type="float" office:value="20.4199999571" calcext:value-type="float">
            <text:p>20.4199999571</text:p>
          </table:table-cell>
          <table:table-cell/>
        </table:table-row>
        <table:table-row table:style-name="ro1">
          <table:table-cell office:value-type="float" office:value="26.8596708775" calcext:value-type="float">
            <text:p>26.8596708775</text:p>
          </table:table-cell>
          <table:table-cell office:value-type="float" office:value="19.6400001645" calcext:value-type="float">
            <text:p>19.6400001645</text:p>
          </table:table-cell>
          <table:table-cell/>
        </table:table-row>
        <table:table-row table:style-name="ro1">
          <table:table-cell office:value-type="float" office:value="27.0759284496" calcext:value-type="float">
            <text:p>27.0759284496</text:p>
          </table:table-cell>
          <table:table-cell office:value-type="float" office:value="19.6999996901" calcext:value-type="float">
            <text:p>19.6999996901</text:p>
          </table:table-cell>
          <table:table-cell/>
        </table:table-row>
        <table:table-row table:style-name="ro1">
          <table:table-cell office:value-type="float" office:value="27.2933393717" calcext:value-type="float">
            <text:p>27.2933393717</text:p>
          </table:table-cell>
          <table:table-cell office:value-type="float" office:value="18.9999997616" calcext:value-type="float">
            <text:p>18.9999997616</text:p>
          </table:table-cell>
          <table:table-cell/>
        </table:table-row>
        <table:table-row table:style-name="ro1">
          <table:table-cell office:value-type="float" office:value="27.5190204382" calcext:value-type="float">
            <text:p>27.5190204382</text:p>
          </table:table-cell>
          <table:table-cell office:value-type="float" office:value="18.9999997616" calcext:value-type="float">
            <text:p>18.9999997616</text:p>
          </table:table-cell>
          <table:table-cell/>
        </table:table-row>
        <table:table-row table:style-name="ro1">
          <table:table-cell office:value-type="float" office:value="27.7134209871" calcext:value-type="float">
            <text:p>27.7134209871</text:p>
          </table:table-cell>
          <table:table-cell office:value-type="float" office:value="19.2399993539" calcext:value-type="float">
            <text:p>19.2399993539</text:p>
          </table:table-cell>
          <table:table-cell/>
        </table:table-row>
        <table:table-row table:style-name="ro1">
          <table:table-cell office:value-type="float" office:value="27.9080271721" calcext:value-type="float">
            <text:p>27.9080271721</text:p>
          </table:table-cell>
          <table:table-cell office:value-type="float" office:value="18.9099997282" calcext:value-type="float">
            <text:p>18.9099997282</text:p>
          </table:table-cell>
          <table:table-cell/>
        </table:table-row>
        <table:table-row table:style-name="ro1">
          <table:table-cell office:value-type="float" office:value="28.135240078" calcext:value-type="float">
            <text:p>28.135240078</text:p>
          </table:table-cell>
          <table:table-cell office:value-type="float" office:value="18.9300000668" calcext:value-type="float">
            <text:p>18.9300000668</text:p>
          </table:table-cell>
          <table:table-cell/>
        </table:table-row>
        <table:table-row table:style-name="ro1">
          <table:table-cell office:value-type="float" office:value="28.345733881" calcext:value-type="float">
            <text:p>28.345733881</text:p>
          </table:table-cell>
          <table:table-cell office:value-type="float" office:value="18.2400003076" calcext:value-type="float">
            <text:p>18.2400003076</text:p>
          </table:table-cell>
          <table:table-cell/>
        </table:table-row>
        <table:table-row table:style-name="ro1">
          <table:table-cell office:value-type="float" office:value="28.5440891981" calcext:value-type="float">
            <text:p>28.5440891981</text:p>
          </table:table-cell>
          <table:table-cell office:value-type="float" office:value="18.2999998331" calcext:value-type="float">
            <text:p>18.2999998331</text:p>
          </table:table-cell>
          <table:table-cell/>
        </table:table-row>
        <table:table-row table:style-name="ro1">
          <table:table-cell office:value-type="float" office:value="28.7715137005" calcext:value-type="float">
            <text:p>28.7715137005</text:p>
          </table:table-cell>
          <table:table-cell office:value-type="float" office:value="18.1799992919" calcext:value-type="float">
            <text:p>18.1799992919</text:p>
          </table:table-cell>
          <table:table-cell/>
        </table:table-row>
        <table:table-row table:style-name="ro1">
          <table:table-cell office:value-type="float" office:value="28.948366642" calcext:value-type="float">
            <text:p>28.948366642</text:p>
          </table:table-cell>
          <table:table-cell office:value-type="float" office:value="18.0800005794" calcext:value-type="float">
            <text:p>18.0800005794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7T13:58:19.413654390</meta:creation-date>
    <dc:date>2016-04-27T15:32:57.877911740</dc:date>
    <meta:editing-duration>PT1H19M28S</meta:editing-duration>
    <meta:editing-cycles>1</meta:editing-cycles>
    <meta:document-statistic meta:table-count="1" meta:cell-count="200" meta:object-count="1"/>
    <meta:generator>LibreOffice/4.3.3.2$Linux_X86_64 LibreOffice_project/43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85cm" svg:height="9.006cm" xlink:href=".." xlink:type="simple" chart:class="chart:scatter" chart:style-name="ch1">
        <chart:title svg:x="6.639cm" svg:y="0.316cm" chart:style-name="ch2">
          <text:p>NN accuracy</text:p>
        </chart:title>
        <chart:plot-area chart:style-name="ch3" table:cell-range-address="Sheet1.A1:Sheet1.B100" svg:x="1.33cm" svg:y="1.275cm" svg:width="14.336cm" svg:height="6.57cm">
          <chartooo:coordinate-region svg:x="2.137cm" svg:y="1.474cm" svg:width="13.342cm" svg:height="5.724cm"/>
          <chart:axis chart:dimension="x" chart:name="primary-x" chart:style-name="ch4">
            <chart:title svg:x="7.263cm" svg:y="8.025cm" chart:style-name="ch5">
              <text:p>Percent Change</text:p>
            </chart:title>
          </chart:axis>
          <chart:axis chart:dimension="y" chart:name="primary-y" chart:style-name="ch4">
            <chart:title svg:x="0.451cm" svg:y="5.252cm" chart:style-name="ch6">
              <text:p>Accuracy</text:p>
            </chart:title>
            <chart:grid chart:style-name="ch7" chart:class="major"/>
          </chart:axis>
          <chart:series chart:style-name="ch8" chart:values-cell-range-address="Sheet1.B1:Sheet1.B100" chart:class="chart:scatter">
            <chart:domain table:cell-range-address="Sheet1.A1:Sheet1.A100"/>
            <chart:data-point chart:repeated="1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1:Sheet1.A100</svg:desc>
                </draw:g>
              </table:table-cell>
              <table:table-cell office:value-type="float" office:value="91.5300011635">
                <text:p>91.5300011635</text:p>
                <draw:g>
                  <svg:desc>Sheet1.B1:Sheet1.B1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88189009391">
                <text:p>0.388189009391</text:p>
              </table:table-cell>
              <table:table-cell office:value-type="float" office:value="91.3100004196">
                <text:p>91.310000419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770852854475">
                <text:p>0.770852854475</text:p>
              </table:table-cell>
              <table:table-cell office:value-type="float" office:value="91.5000021458">
                <text:p>91.500002145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15406084806">
                <text:p>1.15406084806</text:p>
              </table:table-cell>
              <table:table-cell office:value-type="float" office:value="90.8599972725">
                <text:p>90.85999727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53192440048">
                <text:p>1.53192440048</text:p>
              </table:table-cell>
              <table:table-cell office:value-type="float" office:value="90.7899975777">
                <text:p>90.789997577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91722679883">
                <text:p>1.91722679883</text:p>
              </table:table-cell>
              <table:table-cell office:value-type="float" office:value="90.5099987984">
                <text:p>90.509998798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29383744299">
                <text:p>2.29383744299</text:p>
              </table:table-cell>
              <table:table-cell office:value-type="float" office:value="89.9699985981">
                <text:p>89.969998598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66545061022">
                <text:p>2.66545061022</text:p>
              </table:table-cell>
              <table:table-cell office:value-type="float" office:value="89.7199988365">
                <text:p>89.719998836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03554981947">
                <text:p>3.03554981947</text:p>
              </table:table-cell>
              <table:table-cell office:value-type="float" office:value="89.5699977875">
                <text:p>89.56999778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4068506211">
                <text:p>3.4068506211</text:p>
              </table:table-cell>
              <table:table-cell office:value-type="float" office:value="89.1600012779">
                <text:p>89.160001277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.78759801388">
                <text:p>3.78759801388</text:p>
              </table:table-cell>
              <table:table-cell office:value-type="float" office:value="88.5200023651">
                <text:p>88.520002365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.14551980793">
                <text:p>4.14551980793</text:p>
              </table:table-cell>
              <table:table-cell office:value-type="float" office:value="88.1799995899">
                <text:p>88.179999589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.50954586267">
                <text:p>4.50954586267</text:p>
              </table:table-cell>
              <table:table-cell office:value-type="float" office:value="87.6699984074">
                <text:p>87.669998407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.8790294677">
                <text:p>4.8790294677</text:p>
              </table:table-cell>
              <table:table-cell office:value-type="float" office:value="86.7500007153">
                <text:p>86.750000715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.23885674775">
                <text:p>5.23885674775</text:p>
              </table:table-cell>
              <table:table-cell office:value-type="float" office:value="86.0700011253">
                <text:p>86.070001125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.58769181371">
                <text:p>5.58769181371</text:p>
              </table:table-cell>
              <table:table-cell office:value-type="float" office:value="85.3100001812">
                <text:p>85.310000181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.94638288021">
                <text:p>5.94638288021</text:p>
              </table:table-cell>
              <table:table-cell office:value-type="float" office:value="84.1400027275">
                <text:p>84.140002727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.32119104266">
                <text:p>6.32119104266</text:p>
              </table:table-cell>
              <table:table-cell office:value-type="float" office:value="83.060002327">
                <text:p>83.06000232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.67086690664">
                <text:p>6.67086690664</text:p>
              </table:table-cell>
              <table:table-cell office:value-type="float" office:value="82.0500016212">
                <text:p>82.050001621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.01021030545">
                <text:p>7.01021030545</text:p>
              </table:table-cell>
              <table:table-cell office:value-type="float" office:value="80.5199980736">
                <text:p>80.519998073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.3557972908">
                <text:p>7.3557972908</text:p>
              </table:table-cell>
              <table:table-cell office:value-type="float" office:value="79.3099999428">
                <text:p>79.309999942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.71247670054">
                <text:p>7.71247670054</text:p>
              </table:table-cell>
              <table:table-cell office:value-type="float" office:value="77.7000010014">
                <text:p>77.700001001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.07165578008">
                <text:p>8.07165578008</text:p>
              </table:table-cell>
              <table:table-cell office:value-type="float" office:value="76.1099994183">
                <text:p>76.109999418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.41010957956">
                <text:p>8.41010957956</text:p>
              </table:table-cell>
              <table:table-cell office:value-type="float" office:value="74.4400024414">
                <text:p>74.440002441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.75793099403">
                <text:p>8.75793099403</text:p>
              </table:table-cell>
              <table:table-cell office:value-type="float" office:value="73.5400021076">
                <text:p>73.540002107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.09305512905">
                <text:p>9.09305512905</text:p>
              </table:table-cell>
              <table:table-cell office:value-type="float" office:value="71.899998188">
                <text:p>71.89999818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.42190587521">
                <text:p>9.42190587521</text:p>
              </table:table-cell>
              <table:table-cell office:value-type="float" office:value="70.2000021935">
                <text:p>70.200002193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.7633048892">
                <text:p>9.7633048892</text:p>
              </table:table-cell>
              <table:table-cell office:value-type="float" office:value="69.1799998283">
                <text:p>69.179999828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0.0896269083">
                <text:p>10.0896269083</text:p>
              </table:table-cell>
              <table:table-cell office:value-type="float" office:value="67.7600026131">
                <text:p>67.760002613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0.4176744819">
                <text:p>10.4176744819</text:p>
              </table:table-cell>
              <table:table-cell office:value-type="float" office:value="66.7299985886">
                <text:p>66.729998588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0.7670657337">
                <text:p>10.7670657337</text:p>
              </table:table-cell>
              <table:table-cell office:value-type="float" office:value="64.099997282">
                <text:p>64.09999728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1.077516526">
                <text:p>11.077516526</text:p>
              </table:table-cell>
              <table:table-cell office:value-type="float" office:value="63.4400010109">
                <text:p>63.440001010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1.4223524928">
                <text:p>11.4223524928</text:p>
              </table:table-cell>
              <table:table-cell office:value-type="float" office:value="61.4000022411">
                <text:p>61.400002241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1.7449983954">
                <text:p>11.7449983954</text:p>
              </table:table-cell>
              <table:table-cell office:value-type="float" office:value="60.9399974346">
                <text:p>60.939997434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2.0700903237">
                <text:p>12.0700903237</text:p>
              </table:table-cell>
              <table:table-cell office:value-type="float" office:value="59.249997139">
                <text:p>59.24999713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2.3956046999">
                <text:p>12.3956046999</text:p>
              </table:table-cell>
              <table:table-cell office:value-type="float" office:value="58.5699975491">
                <text:p>58.569997549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2.7151250839">
                <text:p>12.7151250839</text:p>
              </table:table-cell>
              <table:table-cell office:value-type="float" office:value="56.4300000668">
                <text:p>56.430000066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3.0078956485">
                <text:p>13.0078956485</text:p>
              </table:table-cell>
              <table:table-cell office:value-type="float" office:value="55.3200006485">
                <text:p>55.320000648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3.3388459682">
                <text:p>13.3388459682</text:p>
              </table:table-cell>
              <table:table-cell office:value-type="float" office:value="54.1800022125">
                <text:p>54.180002212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3.6492714286">
                <text:p>13.6492714286</text:p>
              </table:table-cell>
              <table:table-cell office:value-type="float" office:value="52.4900019169">
                <text:p>52.490001916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3.971477747">
                <text:p>13.971477747</text:p>
              </table:table-cell>
              <table:table-cell office:value-type="float" office:value="52.0500004292">
                <text:p>52.050000429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4.2727449536">
                <text:p>14.2727449536</text:p>
              </table:table-cell>
              <table:table-cell office:value-type="float" office:value="50.6900012493">
                <text:p>50.690001249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4.575946331">
                <text:p>14.575946331</text:p>
              </table:table-cell>
              <table:table-cell office:value-type="float" office:value="49.2399990559">
                <text:p>49.239999055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4.8628383875">
                <text:p>14.8628383875</text:p>
              </table:table-cell>
              <table:table-cell office:value-type="float" office:value="48.4899997711">
                <text:p>48.489999771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5.1895090938">
                <text:p>15.1895090938</text:p>
              </table:table-cell>
              <table:table-cell office:value-type="float" office:value="47.1399992704">
                <text:p>47.139999270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5.4936879873">
                <text:p>15.4936879873</text:p>
              </table:table-cell>
              <table:table-cell office:value-type="float" office:value="45.8799988031">
                <text:p>45.879998803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5.772511065">
                <text:p>15.772511065</text:p>
              </table:table-cell>
              <table:table-cell office:value-type="float" office:value="45.1499998569">
                <text:p>45.149999856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6.0889312625">
                <text:p>16.0889312625</text:p>
              </table:table-cell>
              <table:table-cell office:value-type="float" office:value="43.5799986124">
                <text:p>43.579998612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6.3801938295">
                <text:p>16.3801938295</text:p>
              </table:table-cell>
              <table:table-cell office:value-type="float" office:value="42.1900004148">
                <text:p>42.190000414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6.6698023677">
                <text:p>16.6698023677</text:p>
              </table:table-cell>
              <table:table-cell office:value-type="float" office:value="40.8899992704">
                <text:p>40.889999270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6.966445744">
                <text:p>16.966445744</text:p>
              </table:table-cell>
              <table:table-cell office:value-type="float" office:value="40.5400007963">
                <text:p>40.540000796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7.2577127814">
                <text:p>17.2577127814</text:p>
              </table:table-cell>
              <table:table-cell office:value-type="float" office:value="39.3700003624">
                <text:p>39.370000362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7.5679549575">
                <text:p>17.5679549575</text:p>
              </table:table-cell>
              <table:table-cell office:value-type="float" office:value="38.1700009108">
                <text:p>38.170000910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7.8442314267">
                <text:p>17.8442314267</text:p>
              </table:table-cell>
              <table:table-cell office:value-type="float" office:value="37.6800000668">
                <text:p>37.680000066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8.1081488729">
                <text:p>18.1081488729</text:p>
              </table:table-cell>
              <table:table-cell office:value-type="float" office:value="36.4800006151">
                <text:p>36.480000615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8.4100568295">
                <text:p>18.4100568295</text:p>
              </table:table-cell>
              <table:table-cell office:value-type="float" office:value="35.4400008917">
                <text:p>35.440000891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8.6863973737">
                <text:p>18.6863973737</text:p>
              </table:table-cell>
              <table:table-cell office:value-type="float" office:value="34.5600008965">
                <text:p>34.560000896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8.9587265253">
                <text:p>18.9587265253</text:p>
              </table:table-cell>
              <table:table-cell office:value-type="float" office:value="33.5799992085">
                <text:p>33.579999208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9.2144751549">
                <text:p>19.2144751549</text:p>
              </table:table-cell>
              <table:table-cell office:value-type="float" office:value="33.7199985981">
                <text:p>33.719998598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9.539603591">
                <text:p>19.539603591</text:p>
              </table:table-cell>
              <table:table-cell office:value-type="float" office:value="32.2800010443">
                <text:p>32.280001044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9.7569429874">
                <text:p>19.7569429874</text:p>
              </table:table-cell>
              <table:table-cell office:value-type="float" office:value="31.400001049">
                <text:p>31.40000104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0.030786097">
                <text:p>20.030786097</text:p>
              </table:table-cell>
              <table:table-cell office:value-type="float" office:value="31.1699986458">
                <text:p>31.169998645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0.3072309494">
                <text:p>20.3072309494</text:p>
              </table:table-cell>
              <table:table-cell office:value-type="float" office:value="30.3900003433">
                <text:p>30.390000343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0.6091403961">
                <text:p>20.6091403961</text:p>
              </table:table-cell>
              <table:table-cell office:value-type="float" office:value="29.469999671">
                <text:p>29.46999967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0.849391818">
                <text:p>20.849391818</text:p>
              </table:table-cell>
              <table:table-cell office:value-type="float" office:value="28.7699997425">
                <text:p>28.769999742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1.1303919554">
                <text:p>21.1303919554</text:p>
              </table:table-cell>
              <table:table-cell office:value-type="float" office:value="28.7900000811">
                <text:p>28.790000081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1.3802054524">
                <text:p>21.3802054524</text:p>
              </table:table-cell>
              <table:table-cell office:value-type="float" office:value="27.8299987316">
                <text:p>27.829998731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1.6606631875">
                <text:p>21.6606631875</text:p>
              </table:table-cell>
              <table:table-cell office:value-type="float" office:value="27.3900002241">
                <text:p>27.390000224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1.9082131982">
                <text:p>21.9082131982</text:p>
              </table:table-cell>
              <table:table-cell office:value-type="float" office:value="26.519998908">
                <text:p>26.51999890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2.1825003624">
                <text:p>22.1825003624</text:p>
              </table:table-cell>
              <table:table-cell office:value-type="float" office:value="26.2800008059">
                <text:p>26.280000805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2.4253341556">
                <text:p>22.4253341556</text:p>
              </table:table-cell>
              <table:table-cell office:value-type="float" office:value="25.7600009441">
                <text:p>25.760000944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2.6429849863">
                <text:p>22.6429849863</text:p>
              </table:table-cell>
              <table:table-cell office:value-type="float" office:value="25.2700001001">
                <text:p>25.270000100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2.9029148817">
                <text:p>22.9029148817</text:p>
              </table:table-cell>
              <table:table-cell office:value-type="float" office:value="24.8899996281">
                <text:p>24.889999628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3.1714770198">
                <text:p>23.1714770198</text:p>
              </table:table-cell>
              <table:table-cell office:value-type="float" office:value="23.9199995995">
                <text:p>23.919999599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3.4092310071">
                <text:p>23.4092310071</text:p>
              </table:table-cell>
              <table:table-cell office:value-type="float" office:value="24.0700006485">
                <text:p>24.070000648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3.6455783248">
                <text:p>23.6455783248</text:p>
              </table:table-cell>
              <table:table-cell office:value-type="float" office:value="23.710000515">
                <text:p>23.71000051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3.9111691713">
                <text:p>23.9111691713</text:p>
              </table:table-cell>
              <table:table-cell office:value-type="float" office:value="22.8000000119">
                <text:p>22.800000011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4.1420999169">
                <text:p>24.1420999169</text:p>
              </table:table-cell>
              <table:table-cell office:value-type="float" office:value="22.8599995375">
                <text:p>22.859999537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4.3797630072">
                <text:p>24.3797630072</text:p>
              </table:table-cell>
              <table:table-cell office:value-type="float" office:value="22.7799996734">
                <text:p>22.779999673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4.6012583375">
                <text:p>24.6012583375</text:p>
              </table:table-cell>
              <table:table-cell office:value-type="float" office:value="22.5099995732">
                <text:p>22.509999573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4.8517632484">
                <text:p>24.8517632484</text:p>
              </table:table-cell>
              <table:table-cell office:value-type="float" office:value="22.159999609">
                <text:p>22.15999960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5.0717937946">
                <text:p>25.0717937946</text:p>
              </table:table-cell>
              <table:table-cell office:value-type="float" office:value="22.2599998116">
                <text:p>22.259999811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5.2836793661">
                <text:p>25.2836793661</text:p>
              </table:table-cell>
              <table:table-cell office:value-type="float" office:value="21.6199994087">
                <text:p>21.619999408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5.5364447832">
                <text:p>25.5364447832</text:p>
              </table:table-cell>
              <table:table-cell office:value-type="float" office:value="21.1199998856">
                <text:p>21.119999885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5.7494091988">
                <text:p>25.7494091988</text:p>
              </table:table-cell>
              <table:table-cell office:value-type="float" office:value="21.1199998856">
                <text:p>21.119999885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6.0060191154">
                <text:p>26.0060191154</text:p>
              </table:table-cell>
              <table:table-cell office:value-type="float" office:value="20.7399994135">
                <text:p>20.739999413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6.1909604073">
                <text:p>26.1909604073</text:p>
              </table:table-cell>
              <table:table-cell office:value-type="float" office:value="20.6599995494">
                <text:p>20.659999549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6.436394453">
                <text:p>26.436394453</text:p>
              </table:table-cell>
              <table:table-cell office:value-type="float" office:value="20.7900002599">
                <text:p>20.790000259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6.6586750746">
                <text:p>26.6586750746</text:p>
              </table:table-cell>
              <table:table-cell office:value-type="float" office:value="20.4199999571">
                <text:p>20.419999957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6.8596708775">
                <text:p>26.8596708775</text:p>
              </table:table-cell>
              <table:table-cell office:value-type="float" office:value="19.6400001645">
                <text:p>19.640000164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7.0759284496">
                <text:p>27.0759284496</text:p>
              </table:table-cell>
              <table:table-cell office:value-type="float" office:value="19.6999996901">
                <text:p>19.699999690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7.2933393717">
                <text:p>27.2933393717</text:p>
              </table:table-cell>
              <table:table-cell office:value-type="float" office:value="18.9999997616">
                <text:p>18.999999761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7.5190204382">
                <text:p>27.5190204382</text:p>
              </table:table-cell>
              <table:table-cell office:value-type="float" office:value="18.9999997616">
                <text:p>18.999999761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7.7134209871">
                <text:p>27.7134209871</text:p>
              </table:table-cell>
              <table:table-cell office:value-type="float" office:value="19.2399993539">
                <text:p>19.239999353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7.9080271721">
                <text:p>27.9080271721</text:p>
              </table:table-cell>
              <table:table-cell office:value-type="float" office:value="18.9099997282">
                <text:p>18.909999728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8.135240078">
                <text:p>28.135240078</text:p>
              </table:table-cell>
              <table:table-cell office:value-type="float" office:value="18.9300000668">
                <text:p>18.930000066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8.345733881">
                <text:p>28.345733881</text:p>
              </table:table-cell>
              <table:table-cell office:value-type="float" office:value="18.2400003076">
                <text:p>18.240000307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8.5440891981">
                <text:p>28.5440891981</text:p>
              </table:table-cell>
              <table:table-cell office:value-type="float" office:value="18.2999998331">
                <text:p>18.299999833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8.7715137005">
                <text:p>28.7715137005</text:p>
              </table:table-cell>
              <table:table-cell office:value-type="float" office:value="18.1799992919">
                <text:p>18.179999291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8.948366642">
                <text:p>28.948366642</text:p>
              </table:table-cell>
              <table:table-cell office:value-type="float" office:value="18.0800005794">
                <text:p>18.080000579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